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g serve</text:p>
      <text:p text:style-name="P1"><text:span text:style-name="T1">lance un build provisoire puis lance le projet en local</text:span></text:p>
      <text:p text:style-name="P1"><text:span text:style-name="T1"/></text:p>
      <text:p text:style-name="P1"><text:span text:style-name="T1"/></text:p>
      <text:p text:style-name="P1">ng generate (ng g)</text:p>
      <text:p text:style-name="P2">genere automatiquement les fichiers et les importe dans app modules</text:p>
      <text:p text:style-name="P1"/>
      <text:p text:style-name="P1">ng build </text:p>
      <text:p text:style-name="P2">compile le proj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H32M11S</meta:editing-duration>
    <meta:editing-cycles>4</meta:editing-cycles>
    <meta:generator>OpenOffice/4.1.5$Win32 OpenOffice.org_project/415m1$Build-9789</meta:generator>
    <dc:date>2019-09-05T09:08:38.25</dc:date>
    <meta:document-statistic meta:table-count="0" meta:image-count="0" meta:object-count="0" meta:page-count="1" meta:paragraph-count="6" meta:word-count="31" meta:character-count="175"/>
    <meta:user-defined meta:name="Info 1"/>
    <meta:user-defined meta:name="Info 2"/>
    <meta:user-defined meta:name="Info 3"/>
    <meta:user-defined meta:name="Info 4"/>
  </office:meta>
</office:document-meta>
</file>